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officeooo:rsid="007ed05f" officeooo:paragraph-rsid="007ed05f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2ff161" officeooo:paragraph-rsid="002ff161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109facf" officeooo:paragraph-rsid="0109facf" style:font-size-asian="12.25pt" style:font-size-complex="14pt"/>
    </style:style>
    <style:style style:name="P5" style:family="paragraph" style:parent-style-name="Standard">
      <style:text-properties officeooo:paragraph-rsid="00259f4d"/>
    </style:style>
    <style:style style:name="P6" style:family="paragraph" style:parent-style-name="Standard">
      <style:text-properties officeooo:rsid="002ff161" officeooo:paragraph-rsid="002ff161"/>
    </style:style>
    <style:style style:name="P7" style:family="paragraph" style:parent-style-name="Standard">
      <style:text-properties fo:font-size="14pt" fo:font-weight="bold" officeooo:rsid="00330a50" officeooo:paragraph-rsid="00330a50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be2886" officeooo:paragraph-rsid="00be2886"/>
    </style:style>
    <style:style style:name="P9" style:family="paragraph" style:parent-style-name="Standard" style:list-style-name="L1">
      <style:text-properties officeooo:rsid="00be2886" officeooo:paragraph-rsid="00c9431f"/>
    </style:style>
    <style:style style:name="P10" style:family="paragraph" style:parent-style-name="Standard">
      <style:text-properties officeooo:paragraph-rsid="00c9431f"/>
    </style:style>
    <style:style style:name="P11" style:family="paragraph" style:parent-style-name="Standard">
      <style:text-properties officeooo:rsid="00c9431f" officeooo:paragraph-rsid="00c9431f"/>
    </style:style>
    <style:style style:name="P12" style:family="paragraph" style:parent-style-name="Standard">
      <style:text-properties officeooo:rsid="00a4e77b" officeooo:paragraph-rsid="002ff161"/>
    </style:style>
    <style:style style:name="P13" style:family="paragraph" style:parent-style-name="Standard">
      <style:text-properties fo:font-size="14pt" fo:font-weight="bold" officeooo:rsid="00429685" officeooo:paragraph-rsid="00669f7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normal" officeooo:rsid="00429685" officeooo:paragraph-rsid="00669f71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62379f" officeooo:paragraph-rsid="00c9431f" style:font-size-asian="10.5pt" style:font-weight-asian="normal" style:font-size-complex="12pt" style:font-weight-complex="normal"/>
    </style:style>
    <style:style style:name="T1" style:family="text">
      <style:text-properties officeooo:rsid="0122286f"/>
    </style:style>
    <style:style style:name="T2" style:family="text">
      <style:text-properties officeooo:rsid="00c76b62"/>
    </style:style>
    <style:style style:name="T3" style:family="text">
      <style:text-properties officeooo:rsid="00d11654"/>
    </style:style>
    <style:style style:name="T4" style:family="text">
      <style:text-properties officeooo:rsid="00a11173"/>
    </style:style>
    <style:style style:name="T5" style:family="text">
      <style:text-properties officeooo:rsid="00ccc343"/>
    </style:style>
    <style:style style:name="T6" style:family="text">
      <style:text-properties officeooo:rsid="004e8267"/>
    </style:style>
    <style:style style:name="T7" style:family="text">
      <style:text-properties officeooo:rsid="007fd3ce"/>
    </style:style>
    <style:style style:name="T8" style:family="text">
      <style:text-properties officeooo:rsid="00b946d4"/>
    </style:style>
    <style:style style:name="T9" style:family="text">
      <style:text-properties style:font-name="Consolas"/>
    </style:style>
    <style:style style:name="T10" style:family="text">
      <style:text-properties officeooo:rsid="00cf3442"/>
    </style:style>
    <style:style style:name="T11" style:family="text">
      <style:text-properties officeooo:rsid="00be2886"/>
    </style:style>
    <style:style style:name="T12" style:family="text">
      <style:text-properties officeooo:rsid="00c9431f"/>
    </style:style>
    <style:style style:name="T13" style:family="text">
      <style:text-properties officeooo:rsid="00ca3f4c"/>
    </style:style>
    <style:style style:name="T14" style:family="text">
      <style:text-properties style:font-name="Consolas" officeooo:rsid="00cf3442"/>
    </style:style>
    <style:style style:name="T15" style:family="text">
      <style:text-properties officeooo:rsid="00530842"/>
    </style:style>
    <style:style style:name="T16" style:family="text">
      <style:text-properties officeooo:rsid="004380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31</text:p>
          </table:table-cell>
          <table:table-cell table:style-name="Table1.A1" office:value-type="string">
            <text:p text:style-name="P2"><text:span text:style-name="T1">Lab</text:span> <text:span text:style-name="T2">7</text:span></text:p>
          </table:table-cell>
        </table:table-row>
        <table:table-row>
          <table:table-cell table:style-name="Table1.A1" office:value-type="string">
            <text:p text:style-name="P3">Score: ______/<text:span text:style-name="T3">15</text:span></text:p>
          </table:table-cell>
          <table:table-cell table:style-name="Table1.A1" office:value-type="string">
            <text:p text:style-name="P4">v<text:span text:style-name="T4">1</text:span>.<text:span text:style-name="T5">1</text:span></text:p>
          </table:table-cell>
        </table:table-row>
      </table:table>
      <text:p text:style-name="P5"/>
      <text:p text:style-name="P6">In this lab, you’<text:span text:style-name="T6">ll get some </text:span><text:span text:style-name="T7">experience with </text:span><text:span text:style-name="T2">the OO concept of encapsulation</text:span><text:span text:style-name="T8">.</text:span></text:p>
      <text:p text:style-name="P6"/>
      <text:p text:style-name="P7">Specifications</text:p>
      <text:p text:style-name="P6"/>
      <text:p text:style-name="P8">The school administration is looking to streamline its processes for managing students, faculty, and classes. Your mission is to design and implement a system that encapsulates the necessary information and interactions within well-defined classes.</text:p>
      <text:p text:style-name="P8"/>
      <text:p text:style-name="P8">The school management system consists of several classes, each serving a specific purpose. Your task is to design and implement the following classes:</text:p>
      <text:p text:style-name="P8"/>
      <text:list text:style-name="L1">
        <text:list-item>
          <text:p text:style-name="P9"><text:span text:style-name="T9">Person</text:span> <text:span text:style-name="T10">c</text:span>lass:</text:p>
          <text:list>
            <text:list-item>
              <text:p text:style-name="P9">Represents a generic person with attributes such as first name, last name, age, and gender.</text:p>
            </text:list-item>
          </text:list>
        </text:list-item>
      </text:list>
      <text:p text:style-name="P10"/>
      <text:list text:continue-numbering="true" text:style-name="L1">
        <text:list-item>
          <text:p text:style-name="P9"><text:span text:style-name="T9">Student</text:span> <text:span text:style-name="T10">c</text:span>lass (Inherits <text:span text:style-name="T9">Person</text:span>):</text:p>
          <text:list>
            <text:list-item>
              <text:p text:style-name="P9">Represents a student with additional attributes like student ID, grade, and a list of enrolled courses.</text:p>
            </text:list-item>
          </text:list>
        </text:list-item>
      </text:list>
      <text:p text:style-name="P10"/>
      <text:list text:continue-numbering="true" text:style-name="L1">
        <text:list-item>
          <text:p text:style-name="P9"><text:span text:style-name="T9">Faculty</text:span> <text:span text:style-name="T10">c</text:span>lass (Inherits <text:span text:style-name="T9">Person</text:span>):</text:p>
          <text:list>
            <text:list-item>
              <text:p text:style-name="P9">Represents a faculty member with attributes like employee ID and a list of courses they teach.</text:p>
            </text:list-item>
          </text:list>
        </text:list-item>
      </text:list>
      <text:p text:style-name="P10"/>
      <text:list text:continue-numbering="true" text:style-name="L1">
        <text:list-item>
          <text:p text:style-name="P9"><text:span text:style-name="T9">Class</text:span> <text:span text:style-name="T10">c</text:span>lass:</text:p>
          <text:list>
            <text:list-item>
              <text:p text:style-name="P9">Represents a class or group of students with a list of enrolled students.</text:p>
            </text:list-item>
          </text:list>
        </text:list-item>
      </text:list>
      <text:p text:style-name="P8"/>
      <text:p text:style-name="P11">Objects encapsulated in other objects should be private. <text:span text:style-name="T11">Demonstrate encapsulation by ensuring that internal </text:span>objects<text:span text:style-name="T11"> are protected and modifications are done through well-defined interfaces, </text:span>such as getters and setters<text:span text:style-name="T11">.</text:span></text:p>
      <text:p text:style-name="P11"/>
      <text:p text:style-name="P11">Implement methods in each class that allow for essential operations, such as enrolling students in courses, adding courses for faculty, and displaying information.</text:p>
      <text:p text:style-name="P11"/>
      <text:p text:style-name="P10"><text:span text:style-name="T12">In the Main() method, </text:span>create instances of the classes. <text:span text:style-name="T13">Create </text:span><text:span text:style-name="T10">at least</text:span><text:span text:style-name="T13"> three </text:span><text:span text:style-name="T14">Class</text:span><text:span text:style-name="T10"> instances</text:span><text:span text:style-name="T13"> (as in a school’s classes) that have one teacher (faculty) each and at least five students in each class. When a student is enrolled in a class, that should be tracked in their list of enrolled classes. When a teacher is assigned a class, that should be tracked in the list of courses they teach.</text:span></text:p>
      <text:p text:style-name="P12"/>
      <text:p text:style-name="P13">Submission</text:p>
      <text:p text:style-name="P14"/>
      <text:p text:style-name="P15">The submission for this <text:span text:style-name="T15">assignment</text:span> are the commit IDs you want to be graded. <text:span text:style-name="T16">You will submit it via the Canvas assignmen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1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1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in" fo:margin-bottom="0in" style:contextual-spacing="false"/>
      <style:text-properties fo:color="#ffffff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Label_20_100" style:display-name="ListLabel 10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9" style:display-name="ListLabel 9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8" style:display-name="ListLabel 9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7" style:display-name="ListLabel 9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6" style:display-name="ListLabel 9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5" style:display-name="ListLabel 9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4" style:display-name="ListLabel 9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3" style:display-name="ListLabel 9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2" style:display-name="ListLabel 9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1" style:display-name="ListLabel 9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0" style:display-name="ListLabel 9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9" style:display-name="ListLabel 8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8" style:display-name="ListLabel 8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7" style:display-name="ListLabel 8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6" style:display-name="ListLabel 8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5" style:display-name="ListLabel 8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4" style:display-name="ListLabel 8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3" style:display-name="ListLabel 8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2" style:display-name="ListLabel 8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1" style:display-name="ListLabel 8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0" style:display-name="ListLabel 8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9" style:display-name="ListLabel 7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8" style:display-name="ListLabel 7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7" style:display-name="ListLabel 7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6" style:display-name="ListLabel 7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5" style:display-name="ListLabel 7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4" style:display-name="ListLabel 7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3" style:display-name="ListLabel 7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2" style:display-name="ListLabel 7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1" style:display-name="ListLabel 7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0" style:display-name="ListLabel 7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9" style:display-name="ListLabel 6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8" style:display-name="ListLabel 6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7" style:display-name="ListLabel 6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6" style:display-name="ListLabel 6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5" style:display-name="ListLabel 6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4" style:display-name="ListLabel 6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3" style:display-name="ListLabel 6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" style:display-name="ListLabel 6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" style:display-name="ListLabel 6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" style:display-name="ListLabel 6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" style:display-name="ListLabel 5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" style:display-name="ListLabel 5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" style:display-name="ListLabel 5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" style:display-name="ListLabel 5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" style:display-name="ListLabel 5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4" style:display-name="ListLabel 5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" style:display-name="ListLabel 5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" style:display-name="ListLabel 5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" style:display-name="ListLabel 5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" style:display-name="ListLabel 5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" style:display-name="ListLabel 4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" style:display-name="ListLabel 4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" style:display-name="ListLabel 4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" style:display-name="ListLabel 46" style:family="paragraph">
      <style:text-properties style:font-name="Liberation Serif" fo:font-family="'Liberation Serif'" style:font-family-generic="roman" style:font-pitch="variable" fo:font-size="12pt" fo:font-weight="normal" style:font-name-asian="Tahoma1" style:font-family-asian="Tahoma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ListLabel_20_45" style:display-name="ListLabel 4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" style:display-name="ListLabel 4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" style:display-name="ListLabel 4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" style:display-name="ListLabel 4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" style:display-name="ListLabel 4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" style:display-name="ListLabel 4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" style:display-name="ListLabel 3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" style:display-name="ListLabel 3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" style:display-name="ListLabel 3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" style:display-name="ListLabel 2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563c1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_20__28_WW_29_" style:display-name="Default Paragraph Font (WW)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mment_20_Subject_20_Char" style:display-name="Comment Subject Char" style:family="paragraph"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mment_20_Text_20_Char" style:display-name="Comment Text Cha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nnotation_20_reference" style:display-name="annotation reference" style:family="paragraph">
      <style:text-properties style:font-name="Liberation Serif" fo:font-family="'Liberation Serif'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Placeholder_20_Text" style:display-name="Placeholder Text" style:family="paragraph">
      <style:text-properties fo:color="#808080" loext:opacity="100%"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lloon_20_Text_20_Char" style:display-name="Balloon Text Char" style:family="paragraph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Footer_20_Char" style:display-name="Footer Cha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_20_Char" style:display-name="Header Cha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ody_20_Text_20_Indent_20_Char" style:display-name="Body Text Indent Char" style:family="paragraph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nnotation_20_subject" style:display-name="annotation subject" style:family="paragraph">
      <style:paragraph-properties fo:margin-top="0in" fo:margin-bottom="0in" style:contextual-spacing="false" fo:text-align="start" style:justify-single-word="false" style:writing-mode="lr-tb"/>
      <style:text-properties style:font-name="Liberation Serif" fo:font-family="'Liberation Serif'" style:font-family-generic="roman" style:font-pitch="variable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annotation_20_text" style:display-name="annotation text" style:family="paragraph">
      <style:paragraph-properties fo:margin-top="0in" fo:margin-bottom="0in" style:contextual-spacing="false" fo:text-align="start" style:justify-single-word="false" style:writing-mode="lr-tb"/>
      <style:text-properties style:font-name="Liberation Serif" fo:font-family="'Liberation Serif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Balloon_20_Text" style:display-name="Balloon Text" style:family="paragraph">
      <style:paragraph-properties fo:margin-top="0in" fo:margin-bottom="0in" style:contextual-spacing="false" fo:text-align="start" style:justify-single-word="false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0.8819in" fo:margin-top="0in" fo:margin-bottom="0in" style:contextual-spacing="false"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_20_Body_20_Indent" style:display-name="Text Body Indent" style:family="paragraph">
      <style:paragraph-properties fo:margin-left="0.4409in" fo:margin-top="0in" fo:margin-bottom="0.1472in" style:contextual-spacing="false"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2" style:family="paragraph">
      <style:paragraph-properties fo:margin-top="0in" fo:margin-bottom="0.1472in" style:contextual-spacing="false" fo:text-align="start" style:justify-single-word="false" style:writing-mode="lr-tb">
        <style:tab-stops>
          <style:tab-stop style:position="0.5516in"/>
        </style:tab-stops>
      </style:paragraph-properties>
      <style:text-properties style:font-name="Garamond" fo:font-family="Garamond" style:font-family-generic="roman" style:font-pitch="variable" fo:font-size="11.5pt" style:letter-kerning="true" style:font-name-asian="Tahoma1" style:font-family-asian="Tahoma" style:font-family-generic-asian="system" style:font-pitch-asian="variable" style:font-size-asian="11.5pt" style:font-name-complex="Liberation Sans2" style:font-family-complex="'Liberation Sans'" style:font-family-generic-complex="system" style:font-pitch-complex="variable" style:font-size-complex="12pt"/>
    </style:style>
    <style:style style:name="Text_20_Body" style:display-name="Text Body" style:family="paragraph">
      <style:paragraph-properties fo:margin-top="0in" fo:margin-bottom="0.1472in" style:contextual-spacing="false"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ody_20_Text_20_2" style:display-name="Body Text 2" style:family="paragraph">
      <style:paragraph-properties fo:margin-top="0in" fo:margin-bottom="0.1472in" style:contextual-spacing="false" fo:line-height="200%"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1" style:family="paragraph">
      <style:paragraph-properties fo:margin-top="0.098in" fo:margin-bottom="0in" style:contextual-spacing="false" style:line-height-at-least="0.139in" fo:text-align="start" style:justify-single-word="false" style:writing-mode="lr-tb"/>
      <style:text-properties style:font-name="Tahoma" fo:font-family="Tahoma" style:font-family-generic="roman" style:font-pitch="variable" fo:font-size="11pt" fo:font-weight="bold" style:letter-kerning="true" style:font-name-asian="Tahoma1" style:font-family-asian="Tahoma" style:font-family-generic-asian="system" style:font-pitch-asian="variable" style:font-size-asian="11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lock_20_Text" style:display-name="Block Text" style:family="paragraph">
      <style:paragraph-properties fo:margin-left="1.7638in" fo:margin-right="1.7638in" fo:margin-top="0in" fo:margin-bottom="0.1472in" style:contextual-spacing="false" fo:text-align="start" style:justify-single-word="false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ody" style:family="paragraph">
      <style:paragraph-properties fo:margin-top="0in" fo:margin-bottom="0.1472in" style:contextual-spacing="false" fo:text-align="start" style:justify-single-word="false" style:writing-mode="lr-tb">
        <style:tab-stops>
          <style:tab-stop style:position="0.5516in"/>
        </style:tab-stops>
      </style:paragraph-properties>
      <style:text-properties style:font-name="Garamond" fo:font-family="Garamond" style:font-family-generic="roman" style:font-pitch="variable" fo:font-size="11.5pt" fo:font-style="normal" fo:font-weight="normal" style:font-name-asian="Tahoma1" style:font-family-asian="Tahoma" style:font-family-generic-asian="system" style:font-pitch-asian="variable" style:font-size-asian="11.5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1-01T14:18:33.057054967</dc:date>
    <meta:editing-duration>PT16H53M26S</meta:editing-duration>
    <meta:editing-cycles>102</meta:editing-cycles>
    <meta:generator>LibreOffice/24.8.4.2$Linux_X86_64 LibreOffice_project/480$Build-2</meta:generator>
    <dc:creator>Nicholas Page</dc:creator>
    <meta:document-statistic meta:table-count="1" meta:image-count="0" meta:object-count="0" meta:page-count="1" meta:paragraph-count="21" meta:word-count="302" meta:character-count="1880" meta:non-whitespace-character-count="1607"/>
  </office:meta>
</office:document-meta>
</file>